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EE516F23C3BDDDC2.png" manifest:media-type="image/png"/>
  <manifest:file-entry manifest:full-path="Pictures/10000001000005620000024F972E599BA877799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b0200"/>
    </style:style>
    <style:style style:name="T3" style:family="text">
      <style:text-properties officeooo:rsid="000bf4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</text:span><text:span text:style-name="T3">7</text:span> — <text:span text:style-name="T2">MR-PREPOD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972E599BA8777993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972E599BA8777993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EE516F23C3BDDDC2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EE516F23C3BDDD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20:54:21.815021424</dc:date>
    <meta:editing-duration>PT1H59M43S</meta:editing-duration>
    <meta:editing-cycles>11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21" meta:non-whitespace-character-count="19"/>
  </office:meta>
</office:document-meta>
</file>